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7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2.7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7.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012cm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co1" style:family="table-column">
      <style:table-column-properties style:column-width="12.571cm" style:use-optimal-column-width="false"/>
    </style:style>
    <style:style style:name="co2" style:family="table-column">
      <style:table-column-properties style:column-width="12.574cm" style:use-optimal-column-width="false"/>
    </style:style>
    <style:style style:name="co3" style:family="table-column">
      <style:table-column-properties style:column-width="18.954cm" style:use-optimal-column-width="false"/>
    </style:style>
    <style:style style:name="co4" style:family="table-column">
      <style:table-column-properties style:column-width="5.684cm" style:use-optimal-column-width="false"/>
    </style:style>
    <style:style style:name="ro1" style:family="table-row">
      <style:table-row-properties style:row-height="4.993cm"/>
    </style:style>
    <style:style style:name="ro2" style:family="table-row">
      <style:table-row-properties style:row-height="5cm"/>
    </style:style>
    <style:style style:name="ro3" style:family="table-row">
      <style:table-row-properties style:row-height="2.945cm"/>
    </style:style>
    <style:style style:name="ro4" style:family="table-row">
      <style:table-row-properties style:row-height="2.951cm"/>
    </style:style>
    <style:style style:name="ce1" style:family="table-cell">
      <style:paragraph-properties fo:text-align="end" style:writing-mode="rl-tb"/>
      <style:text-properties fo:color="#009933" fo:font-size="40pt" style:font-size-asian="40pt" style:font-size-complex="40pt"/>
    </style:style>
    <style:style style:name="ce2" style:family="table-cell">
      <style:paragraph-properties fo:text-align="end" style:writing-mode="rl-tb"/>
      <style:text-properties fo:color="#000099" fo:font-size="40pt" style:font-size-asian="40pt" style:font-size-complex="40pt"/>
    </style:style>
    <style:style style:name="ce3" style:family="table-cell">
      <style:text-properties fo:color="#009933" fo:font-size="40pt" style:font-size-asian="40pt" style:font-size-complex="40pt"/>
    </style:style>
    <style:style style:name="ce4" style:family="table-cell">
      <style:text-properties fo:color="#000099" fo:font-size="40pt" style:font-size-asian="40pt" style:font-size-complex="40pt"/>
    </style:style>
    <style:style style:name="ce5" style:family="table-cell">
      <style:paragraph-properties fo:text-align="end" style:writing-mode="rl-tb"/>
      <style:text-properties fo:font-size="40pt" style:font-size-asian="40pt" style:font-size-complex="40pt"/>
    </style:style>
    <style:style style:name="ce6" style:family="table-cell">
      <style:text-properties fo:font-size="40pt" style:font-size-asian="40pt" style:font-size-complex="4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4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 draw:fill-color="#ffffff"/>
      <style:text-properties fo:color="#6666ff" fo:font-size="32pt" style:font-size-asian="32pt" style:font-size-complex="32pt"/>
    </style:style>
    <style:style style:name="P11" style:family="paragraph">
      <loext:graphic-properties draw:fill="none" draw:fill-color="#ffffff"/>
      <style:text-properties fo:color="#009933" fo:font-size="32pt" style:font-size-asian="32pt" style:font-size-complex="32pt"/>
    </style:style>
    <style:style style:name="P12" style:family="paragraph">
      <loext:graphic-properties draw:fill="none" draw:fill-color="#ffffff"/>
      <style:text-properties fo:color="#ff0000" fo:font-size="32pt" style:font-size-asian="32pt" style:font-size-complex="32pt"/>
    </style:style>
    <style:style style:name="P13" style:family="paragraph">
      <loext:graphic-properties draw:fill="none" draw:fill-color="#ffffff"/>
      <style:text-properties fo:color="#cc66ff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cc66ff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ff3300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40pt"/>
    </style:style>
    <style:style style:name="T13" style:family="text">
      <style:text-properties fo:color="#6666ff" fo:font-size="32pt" style:font-size-asian="32pt" style:font-size-complex="32pt"/>
    </style:style>
    <style:style style:name="T14" style:family="text">
      <style:text-properties fo:color="#009933" fo:font-size="32pt" style:font-size-asian="32pt" style:font-size-complex="32pt"/>
    </style:style>
    <style:style style:name="T15" style:family="text">
      <style:text-properties fo:color="#ff0000" fo:font-size="32pt" style:font-size-asian="32pt" style:font-size-complex="32pt"/>
    </style:style>
    <style:style style:name="T16" style:family="text">
      <style:text-properties fo:color="#0000ff" fo:font-size="40pt" style:font-size-asian="40pt" style:font-size-complex="40pt"/>
    </style:style>
    <style:style style:name="T17" style:family="text">
      <style:text-properties fo:color="#009933" fo:font-size="40pt" style:font-size-asian="40pt" style:font-size-complex="40pt"/>
    </style:style>
    <style:style style:name="T18" style:family="text">
      <style:text-properties fo:color="#cc66ff" fo:font-size="40pt" style:font-size-asian="40pt" style:font-size-complex="40pt"/>
    </style:style>
    <style:style style:name="T19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20" style:family="text">
      <style:text-properties fo:color="#cc66ff" fo:font-size="32pt" style:font-size-asian="32pt" style:font-size-complex="32pt"/>
    </style:style>
    <style:style style:name="T21" style:family="text">
      <style:text-properties fo:font-size="40pt" fo:font-weight="normal" style:font-size-asian="40pt" style:font-weight-asian="normal" style:font-size-complex="40pt" style:font-weight-complex="normal"/>
    </style:style>
    <style:style style:name="T22" style:family="text">
      <style:text-properties fo:color="#009933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000099" fo:font-size="40pt" style:font-size-asian="40pt" style:font-size-complex="40pt"/>
    </style:style>
    <style:style style:name="T25" style:family="text">
      <style:text-properties fo:color="#000099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</text:span><text:span text:style-name="T1">בו</text:span><text:span text:style-name="T1">א </text:span><text:span text:style-name="T1">ל</text:span><text:span text:style-name="T1">תי</text:span><text:span text:style-name="T1">כנ</text:span><text:span text:style-name="T1">ות </text:span><text:span text:style-name="T1">מו</text:span><text:span text:style-name="T1">נח</text:span><text:span text:style-name="T1">ה </text:span><text:span text:style-name="T1">ע</text:span><text:span text:style-name="T1">צ</text:span><text:span text:style-name="T1">מי</text:span><text:span text:style-name="T1">ם </text:span><text:span text:style-name="T1">– </text:span><text:span text:style-name="T1">תי</text:span><text:span text:style-name="T1">כנ</text:span><text:span text:style-name="T1">ות </text:span><text:span text:style-name="T1">מ</text:span><text:span text:style-name="T1">ק</text:span><text:span text:style-name="T1">בי</text:span><text:span text:style-name="T1">לי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list text:style-name="L2">
              <text:list-item>
                <text:p text:style-name="P5"><text:span text:style-name="T3"><text:s/>תגובתיות </text:span>– המחשב <text:s/>מבצע פעולה שלוקחת הרבה זמן. אנחנו רוצים שימשיך לבצע פעולות אחרות במקביל.</text:p>
              </text:list-item>
              <text:list-item>
                <text:p text:style-name="P5"><text:span text:style-name="T3"><text:s/>הגבלת זמן –</text:span> אנחנו מבצעים חישוב שיכול להימשך הרבה זמן, אנחנו רוצים לעצור אותו כשנגמר לנו הזמן.</text:p>
              </text:list-item>
              <text:list-item>
                <text:p text:style-name="P5"/>
              </text:list-item>
            </text:list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4">תיכנות מקבילי – למה צריך את זה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6.009cm" svg:x="1.4cm" svg:y="4.913cm" presentation:class="outline" presentation:user-transformed="true">
          <draw:text-box>
            <text:list text:style-name="L3">
              <text:list-header>
                <text:p text:style-name="P5"><text:span text:style-name="T5">על מחשב אחד יכולים לרוץ כמה שרתים, בתנאי שכל שרת מאזין ל</text:span><text:span text:style-name="T6">שלוחה</text:span><text:span text:style-name="T5"> אחרת.</text:span></text:p>
                <text:p text:style-name="P9"><text:span text:style-name="T7">http</text:span><text:span text:style-name="T8">://</text:span><text:span text:style-name="T9">127.0.0.1:</text:span><text:span text:style-name="T10">8001</text:span><text:span text:style-name="T8">/</text:span><text:span text:style-name="T11">reverse?abc</text:span></text:p>
                <text:p text:style-name="P5"><text:span text:style-name="T12"/></text:p>
                <text:p text:style-name="P5"><text:span text:style-name="T12"/></text:p>
              </text:list-header>
            </text:list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4">ש</text:span><text:span text:style-name="T4">לו</text:span><text:span text:style-name="T4">חה </text:span><text:span text:style-name="T4">- </text:span><text:span text:style-name="T4">po</text:span><text:span text:style-name="T4">rt</text:span></text:p>
          </draw:text-box>
        </draw:frame>
        <draw:frame draw:style-name="gr3" draw:text-style-name="P10" draw:layer="layout" svg:width="4.274cm" svg:height="1.5cm" svg:x="1.06cm" svg:y="10.414cm">
          <draw:text-box>
            <text:p><text:span text:style-name="T13">פרוט</text:span><text:span text:style-name="T13">וקול</text:span></text:p>
          </draw:text-box>
        </draw:frame>
        <draw:frame draw:style-name="gr4" draw:text-style-name="P11" draw:layer="layout" svg:width="3.279cm" svg:height="1.5cm" svg:x="6.254cm" svg:y="10.393cm">
          <draw:text-box>
            <text:p><text:span text:style-name="T14">מחש</text:span><text:span text:style-name="T14">ב</text:span></text:p>
          </draw:text-box>
        </draw:frame>
        <draw:frame draw:style-name="gr5" draw:text-style-name="P12" draw:layer="layout" svg:width="8.02cm" svg:height="1.588cm" svg:x="15.602cm" svg:y="10.35cm">
          <draw:text-box>
            <text:p><text:span text:style-name="T15">בקש</text:span><text:span text:style-name="T15">ה</text:span><text:span text:style-name="T15"> </text:span><text:span text:style-name="T15">- </text:span><text:span text:style-name="T15">req</text:span><text:span text:style-name="T15">uest</text:span></text:p>
          </draw:text-box>
        </draw:frame>
        <draw:frame presentation:style-name="pr3" draw:text-style-name="P6" draw:layer="layout" svg:width="25.2cm" svg:height="7.874cm" svg:x="1.47cm" svg:y="11.938cm" presentation:class="outline" presentation:user-transformed="true">
          <draw:text-box>
            <text:list text:style-name="L3">
              <text:list-header>
                <text:p text:style-name="P5"><text:span text:style-name="T5">--- שורת הכתובת הזאת אומרת לדפדפן ליצור קשר בשפת </text:span><text:span text:style-name="T16">http</text:span><text:span text:style-name="T5">, <text:s text:c="3"/>עם המחשב בכתובת </text:span><text:span text:style-name="T17">127.0.0.1</text:span><text:span text:style-name="T5"> (= המחשב המקומי), לפנות לשרת שמאזין לשלוחה <text:s/></text:span><text:span text:style-name="T18">8001</text:span><text:span text:style-name="T5">, ולשלוח לו את הבקשה </text:span><text:span text:style-name="T19">reverse?abc</text:span><text:span text:style-name="T19">.</text:span></text:p>
                <text:p text:style-name="P5"><text:span text:style-name="T12"/></text:p>
                <text:p text:style-name="P5"><text:span text:style-name="T12"/></text:p>
              </text:list-header>
            </text:list>
          </draw:text-box>
        </draw:frame>
        <draw:frame draw:style-name="gr6" draw:text-style-name="P13" draw:layer="layout" svg:width="3.512cm" svg:height="1.5cm" svg:x="11.43cm" svg:y="10.414cm">
          <draw:text-box>
            <text:p><text:span text:style-name="T20">שלו</text:span><text:span text:style-name="T20">חה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4">אי</text:span><text:span text:style-name="T4">ך </text:span><text:span text:style-name="T4">בונ</text:span><text:span text:style-name="T4">ים </text:span><text:span text:style-name="T4">ש</text:span><text:span text:style-name="T4">רת </text:span><text:span text:style-name="T4">ב-</text:span><text:span text:style-name="T4">Ja</text:span><text:span text:style-name="T4">va</text:span><text:span text:style-name="T4">?</text:span></text:p>
          </draw:text-box>
        </draw:frame>
        <draw:frame presentation:style-name="pr3" draw:text-style-name="P6" draw:layer="layout" svg:width="25.2cm" svg:height="14.478cm" svg:x="1.47cm" svg:y="5.334cm" presentation:class="outline" presentation:user-transformed="true">
          <draw:text-box>
            <text:list text:style-name="L3">
              <text:list-item>
                <text:p text:style-name="P5"><text:span text:style-name="T5">יוצרים שרת (</text:span><text:span text:style-name="T21">HttpServer</text:span><text:span text:style-name="T5">).</text:span></text:p>
              </text:list-item>
              <text:list-item>
                <text:p text:style-name="P5"><text:span text:style-name="T5">אומרים לשרת לאיזו שלוחה להאזין.</text:span></text:p>
              </text:list-item>
              <text:list-item>
                <text:p text:style-name="P5"><text:span text:style-name="T5">אומרים לשרת לקרוא את הבקשה (</text:span><text:span text:style-name="T6">request</text:span><text:span text:style-name="T5">) ולפעול בהתאם.</text:span></text:p>
              </text:list-item>
              <text:list-item>
                <text:p text:style-name="P5"><text:span text:style-name="T5">בסוף הפעולה, שולחים ללקוח את התשובה (</text:span><text:span text:style-name="T6">response</text:span><text:span text:style-name="T5">).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4">מו</text:span><text:span text:style-name="T4">שג</text:span><text:span text:style-name="T4">ים</text:span></text:p>
          </draw:text-box>
        </draw:frame>
        <draw:frame draw:style-name="standard" draw:layer="layout" svg:width="25.144cm" svg:height="14.985cm" svg:x="1.524cm" svg:y="4.064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22">לקוח</text:span></text:p>
                <text:p text:style-name="P9"><text:span text:style-name="T17">Client, Front-end</text:span></text:p>
              </table:table-cell>
              <table:table-cell table:style-name="ce2">
                <text:p text:style-name="P5"><text:span text:style-name="T23">שרת</text:span></text:p>
                <text:p text:style-name="P9"><text:span text:style-name="T24">Server, Back-end</text:span></text:p>
              </table:table-cell>
            </table:table-row>
            <table:table-row table:style-name="ro1">
              <table:table-cell table:style-name="ce3">
                <text:p><text:span text:style-name="T17">Html, CSS, SVG, Javascript, Jquery..</text:span></text:p>
              </table:table-cell>
              <table:table-cell table:style-name="ce4">
                <text:p><text:span text:style-name="T24">Java </text:span><text:span text:style-name="T25">(Python, C#, C++, ...)</text:span></text:p>
              </table:table-cell>
            </table:table-row>
            <table:table-row table:style-name="ro2">
              <table:table-cell table:style-name="ce1">
                <text:p text:style-name="P5"><text:span text:style-name="T17">גרפיקה, תפריטים, טפסים, כפתורים...</text:span></text:p>
              </table:table-cell>
              <table:table-cell table:style-name="ce2">
                <text:p text:style-name="P5"><text:span text:style-name="T24">חישובים, אלגוריתמים, מאגרי-נתונים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7" draw:layer="layout" svg:width="25.084cm" svg:height="3.81cm" svg:x="1.016cm" svg:y="-0.254cm" presentation:class="title" presentation:user-transformed="true">
          <draw:text-box>
            <text:p text:style-name="P1"><text:span text:style-name="T4">ש</text:span><text:span text:style-name="T4">פו</text:span><text:span text:style-name="T4">ת-</text:span><text:span text:style-name="T4">תי</text:span><text:span text:style-name="T4">כנו</text:span><text:span text:style-name="T4">ת </text:span><text:span text:style-name="T4">בצ</text:span><text:span text:style-name="T4">ד </text:span><text:span text:style-name="T4">הל</text:span><text:span text:style-name="T4">קו</text:span><text:span text:style-name="T4">ח</text:span></text:p>
          </draw:text-box>
        </draw:frame>
        <draw:frame draw:style-name="standard" draw:layer="layout" svg:width="24.637cm" svg:height="16.753cm" svg:x="1.47cm" svg:y="3.233cm">
          <table:table table:template-name="default" table:use-banding-rows-styles="true">
            <table:table-column table:style-name="co3"/>
            <table:table-column table:style-name="co4"/>
            <table:table-row table:style-name="ro3">
              <table:table-cell table:style-name="ce5">
                <text:p text:style-name="P5"><text:span text:style-name="T5">דפי-דפדפן סטטיים - טפסים, כפתורים...</text:span></text:p>
              </table:table-cell>
              <table:table-cell table:style-name="ce6">
                <text:p><text:span text:style-name="T5">HTML</text:span></text:p>
              </table:table-cell>
            </table:table-row>
            <table:table-row table:style-name="ro3">
              <table:table-cell table:style-name="ce5">
                <text:p text:style-name="P5"><text:span text:style-name="T5">הוספת עיצוב לדפי-</text:span><text:span text:style-name="T5">HTML</text:span><text:span text:style-name="T5"> – צבעים, מסגרות, רקעים...</text:span></text:p>
              </table:table-cell>
              <table:table-cell table:style-name="ce6">
                <text:p><text:span text:style-name="T5">CSS</text:span></text:p>
              </table:table-cell>
            </table:table-row>
            <table:table-row table:style-name="ro3">
              <table:table-cell table:style-name="ce5">
                <text:p text:style-name="P5"><text:span text:style-name="T5">הוספת התנהגות לדפי-</text:span><text:span text:style-name="T5">HTML</text:span><text:span text:style-name="T5"> – מה קורה כשלוחצים על כפתור?..</text:span></text:p>
              </table:table-cell>
              <table:table-cell table:style-name="ce6">
                <text:p><text:span text:style-name="T5">Java</text:span><text:span text:style-name="T5"><text:line-break/></text:span><text:span text:style-name="T5">Script</text:span></text:p>
              </table:table-cell>
            </table:table-row>
            <table:table-row table:style-name="ro3">
              <table:table-cell table:style-name="ce5">
                <text:p text:style-name="P5"><text:span text:style-name="T5">גישה לאלמנטים בדף </text:span><text:span text:style-name="T5">HTML</text:span><text:span text:style-name="T5">, קריאה כתיבה והוספת תוכן.</text:span></text:p>
              </table:table-cell>
              <table:table-cell table:style-name="ce6">
                <text:p><text:span text:style-name="T5">JQuery</text:span></text:p>
              </table:table-cell>
            </table:table-row>
            <table:table-row table:style-name="ro4">
              <table:table-cell table:style-name="ce5">
                <text:p text:style-name="P5"><text:span text:style-name="T5">גרפיקה – מלבנים, עיגולים, קוים...</text:span></text:p>
              </table:table-cell>
              <table:table-cell table:style-name="ce6">
                <text:p><text:span text:style-name="T5">SV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</text:span><text:span text:style-name="MT7">ח</text:span><text:span text:style-name="MT7">ץ </text:span><text:span text:style-name="MT7">כ</text:span><text:span text:style-name="MT7">די </text:span><text:span text:style-name="MT7">ל</text:span><text:span text:style-name="MT7">ע</text:span><text:span text:style-name="MT7">רו</text:span><text:span text:style-name="MT7">ך </text:span><text:span text:style-name="MT7">סג</text:span><text:span text:style-name="MT7">נון </text:span><text:span text:style-name="MT7">כו</text:span><text:span text:style-name="MT7">ת</text:span><text:span text:style-name="MT7">ר</text:span><text:span text:style-name="MT7">ת </text:span><text:span text:style-name="MT7">ש</text:span><text:span text:style-name="MT7">ל </text:span><text:span text:style-name="MT7">ת</text:span><text:span text:style-name="MT7">בנ</text:span><text:span text:style-name="MT7">ית </text:span><text:span text:style-name="MT7">ב</text:span><text:span text:style-name="MT7">סי</text:span><text:span text:style-name="MT7">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</text:span><text:span text:style-name="MT8">כדי </text:span><text:span text:style-name="MT8">לערוך </text:span><text:span text:style-name="MT8">סגנון </text:span><text:span text:style-name="MT8">כותרת </text:span><text:span text:style-name="MT8">משנה </text:span><text:span text:style-name="MT8">של </text:span><text:span text:style-name="MT8">תבנית </text:span><text:span text:style-name="MT8">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</text:span><text:span text:style-name="MT9">ץ </text:span><text:span text:style-name="MT9">כדי </text:span><text:span text:style-name="MT9">לע</text:span><text:span text:style-name="MT9">רוך </text:span><text:span text:style-name="MT9">סגנ</text:span><text:span text:style-name="MT9">ון </text:span><text:span text:style-name="MT9">כות</text:span><text:span text:style-name="MT9">רת </text:span><text:span text:style-name="MT9">של </text:span><text:span text:style-name="MT9">תב</text:span><text:span text:style-name="MT9">נית </text:span><text:span text:style-name="MT9">בסי</text:span><text:span text:style-name="MT9">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</text:span><text:span text:style-name="MT2">סגנונ</text:span><text:span text:style-name="MT2">ות </text:span><text:span text:style-name="MT2">טקס</text:span><text:span text:style-name="MT2">ט </text:span><text:span text:style-name="MT2">של </text:span><text:span text:style-name="MT2">תבני</text:span><text:span text:style-name="MT2">ת </text:span><text:span text:style-name="MT2">בסיס</text:span><text:span text:style-name="MT2"><text:line-break/></text:span><text:span text:style-name="MT3">רמה </text:span><text:span text:style-name="MT3">שניה</text:span><text:span text:style-name="MT3"><text:line-break/></text:span><text:span text:style-name="MT4">רמה </text:span><text:span text:style-name="MT4">שלישית</text:span><text:span text:style-name="MT4"><text:line-break/></text:span><text:span text:style-name="MT5">רמה </text:span><text:span text:style-name="MT5">רביעית</text:span><text:span text:style-name="MT5"><text:line-break/></text:span><text:span text:style-name="MT5">רמה </text:span><text:span text:style-name="MT5">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</text:span><text:span text:style-name="MT7">ח</text:span><text:span text:style-name="MT7">ץ </text:span><text:span text:style-name="MT7">כ</text:span><text:span text:style-name="MT7">די </text:span><text:span text:style-name="MT7">ל</text:span><text:span text:style-name="MT7">ע</text:span><text:span text:style-name="MT7">רו</text:span><text:span text:style-name="MT7">ך </text:span><text:span text:style-name="MT7">סג</text:span><text:span text:style-name="MT7">נון </text:span><text:span text:style-name="MT7">כו</text:span><text:span text:style-name="MT7">ת</text:span><text:span text:style-name="MT7">ר</text:span><text:span text:style-name="MT7">ת </text:span><text:span text:style-name="MT7">ש</text:span><text:span text:style-name="MT7">ל </text:span><text:span text:style-name="MT7">ת</text:span><text:span text:style-name="MT7">בנ</text:span><text:span text:style-name="MT7">ית </text:span><text:span text:style-name="MT7">ב</text:span><text:span text:style-name="MT7">סי</text:span><text:span text:style-name="MT7">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</text:span><text:span text:style-name="MT9">ץ </text:span><text:span text:style-name="MT9">כדי </text:span><text:span text:style-name="MT9">לע</text:span><text:span text:style-name="MT9">רוך </text:span><text:span text:style-name="MT9">סגנ</text:span><text:span text:style-name="MT9">ון </text:span><text:span text:style-name="MT9">כות</text:span><text:span text:style-name="MT9">רת </text:span><text:span text:style-name="MT9">של </text:span><text:span text:style-name="MT9">תב</text:span><text:span text:style-name="MT9">נית </text:span><text:span text:style-name="MT9">בסי</text:span><text:span text:style-name="MT9">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</text:span><text:span text:style-name="MT2">סגנונ</text:span><text:span text:style-name="MT2">ות </text:span><text:span text:style-name="MT2">טקס</text:span><text:span text:style-name="MT2">ט </text:span><text:span text:style-name="MT2">של </text:span><text:span text:style-name="MT2">תבני</text:span><text:span text:style-name="MT2">ת </text:span><text:span text:style-name="MT2">בסיס</text:span><text:span text:style-name="MT2"><text:line-break/></text:span><text:span text:style-name="MT3">רמה </text:span><text:span text:style-name="MT3">שניה</text:span><text:span text:style-name="MT3"><text:line-break/></text:span><text:span text:style-name="MT4">רמה </text:span><text:span text:style-name="MT4">שלישית</text:span><text:span text:style-name="MT4"><text:line-break/></text:span><text:span text:style-name="MT5">רמה </text:span><text:span text:style-name="MT5">רביעית</text:span><text:span text:style-name="MT5"><text:line-break/></text:span><text:span text:style-name="MT5">רמה </text:span><text:span text:style-name="MT5">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</text:span><text:span text:style-name="MT2">סגנונ</text:span><text:span text:style-name="MT2">ות </text:span><text:span text:style-name="MT2">טקס</text:span><text:span text:style-name="MT2">ט </text:span><text:span text:style-name="MT2">של </text:span><text:span text:style-name="MT2">תבני</text:span><text:span text:style-name="MT2">ת </text:span><text:span text:style-name="MT2">בסיס</text:span><text:span text:style-name="MT2"><text:line-break/></text:span><text:span text:style-name="MT3">רמה </text:span><text:span text:style-name="MT3">שניה</text:span><text:span text:style-name="MT3"><text:line-break/></text:span><text:span text:style-name="MT4">רמה </text:span><text:span text:style-name="MT4">שלישית</text:span><text:span text:style-name="MT4"><text:line-break/></text:span><text:span text:style-name="MT5">רמה </text:span><text:span text:style-name="MT5">רביעית</text:span><text:span text:style-name="MT5"><text:line-break/></text:span><text:span text:style-name="MT5">רמה </text:span><text:span text:style-name="MT5">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</text:span><text:span text:style-name="MT9">ץ </text:span><text:span text:style-name="MT9">כדי </text:span><text:span text:style-name="MT9">לע</text:span><text:span text:style-name="MT9">רוך </text:span><text:span text:style-name="MT9">סגנ</text:span><text:span text:style-name="MT9">ון </text:span><text:span text:style-name="MT9">כות</text:span><text:span text:style-name="MT9">רת </text:span><text:span text:style-name="MT9">של </text:span><text:span text:style-name="MT9">תב</text:span><text:span text:style-name="MT9">נית </text:span><text:span text:style-name="MT9">בסי</text:span><text:span text:style-name="MT9">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</text:span><text:span text:style-name="MT2">סגנונ</text:span><text:span text:style-name="MT2">ות </text:span><text:span text:style-name="MT2">טקס</text:span><text:span text:style-name="MT2">ט </text:span><text:span text:style-name="MT2">של </text:span><text:span text:style-name="MT2">תבני</text:span><text:span text:style-name="MT2">ת </text:span><text:span text:style-name="MT2">בסיס</text:span><text:span text:style-name="MT2"><text:line-break/></text:span><text:span text:style-name="MT3">רמה </text:span><text:span text:style-name="MT3">שניה</text:span><text:span text:style-name="MT3"><text:line-break/></text:span><text:span text:style-name="MT4">רמה </text:span><text:span text:style-name="MT4">שלישית</text:span><text:span text:style-name="MT4"><text:line-break/></text:span><text:span text:style-name="MT5">רמה </text:span><text:span text:style-name="MT5">רביעית</text:span><text:span text:style-name="MT5"><text:line-break/></text:span><text:span text:style-name="MT5">רמה </text:span><text:span text:style-name="MT5">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</text:span><text:span text:style-name="MT2">סגנונ</text:span><text:span text:style-name="MT2">ות </text:span><text:span text:style-name="MT2">טקס</text:span><text:span text:style-name="MT2">ט </text:span><text:span text:style-name="MT2">של </text:span><text:span text:style-name="MT2">תבני</text:span><text:span text:style-name="MT2">ת </text:span><text:span text:style-name="MT2">בסיס</text:span><text:span text:style-name="MT2"><text:line-break/></text:span><text:span text:style-name="MT3">רמה </text:span><text:span text:style-name="MT3">שניה</text:span><text:span text:style-name="MT3"><text:line-break/></text:span><text:span text:style-name="MT4">רמה </text:span><text:span text:style-name="MT4">שלישית</text:span><text:span text:style-name="MT4"><text:line-break/></text:span><text:span text:style-name="MT5">רמה </text:span><text:span text:style-name="MT5">רביעית</text:span><text:span text:style-name="MT5"><text:line-break/></text:span><text:span text:style-name="MT5">רמה </text:span><text:span text:style-name="MT5">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</text:span><text:span text:style-name="MT9">ץ </text:span><text:span text:style-name="MT9">כדי </text:span><text:span text:style-name="MT9">לע</text:span><text:span text:style-name="MT9">רוך </text:span><text:span text:style-name="MT9">סגנ</text:span><text:span text:style-name="MT9">ון </text:span><text:span text:style-name="MT9">כות</text:span><text:span text:style-name="MT9">רת </text:span><text:span text:style-name="MT9">של </text:span><text:span text:style-name="MT9">תב</text:span><text:span text:style-name="MT9">נית </text:span><text:span text:style-name="MT9">בסי</text:span><text:span text:style-name="MT9">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</text:span><text:span text:style-name="MT2">כדי </text:span><text:span text:style-name="MT2">לערו</text:span><text:span text:style-name="MT2">ך </text:span><text:span text:style-name="MT2">סגנון </text:span><text:span text:style-name="MT2">כותר</text:span><text:span text:style-name="MT2">ת </text:span><text:span text:style-name="MT2">של </text:span><text:span text:style-name="MT2">תבני</text:span><text:span text:style-name="MT2">ת </text:span><text:span text:style-name="MT2">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</text:span><text:span text:style-name="MT2">סגנונ</text:span><text:span text:style-name="MT2">ות </text:span><text:span text:style-name="MT2">טקס</text:span><text:span text:style-name="MT2">ט </text:span><text:span text:style-name="MT2">של </text:span><text:span text:style-name="MT2">תבני</text:span><text:span text:style-name="MT2">ת </text:span><text:span text:style-name="MT2">בסיס</text:span><text:span text:style-name="MT2"><text:line-break/></text:span><text:span text:style-name="MT12">רמה </text:span><text:span text:style-name="MT12">שניה</text:span><text:span text:style-name="MT12"><text:line-break/></text:span><text:span text:style-name="MT3">רמה </text:span><text:span text:style-name="MT3">שלישי</text:span><text:span text:style-name="MT3">ת</text:span><text:span text:style-name="MT3"><text:line-break/></text:span><text:span text:style-name="MT4">רמה </text:span><text:span text:style-name="MT4">רביעית</text:span><text:span text:style-name="MT4"><text:line-break/></text:span><text:span text:style-name="MT4">רמה </text:span><text:span text:style-name="MT4">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</text:span><text:span text:style-name="MT2">כדי </text:span><text:span text:style-name="MT2">לערו</text:span><text:span text:style-name="MT2">ך </text:span><text:span text:style-name="MT2">סגנון </text:span><text:span text:style-name="MT2">כותר</text:span><text:span text:style-name="MT2">ת </text:span><text:span text:style-name="MT2">של </text:span><text:span text:style-name="MT2">תבני</text:span><text:span text:style-name="MT2">ת </text:span><text:span text:style-name="MT2">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</text:span><text:span text:style-name="MT9">ץ </text:span><text:span text:style-name="MT9">כדי </text:span><text:span text:style-name="MT9">לע</text:span><text:span text:style-name="MT9">רוך </text:span><text:span text:style-name="MT9">סגנ</text:span><text:span text:style-name="MT9">ון </text:span><text:span text:style-name="MT9">כות</text:span><text:span text:style-name="MT9">רת </text:span><text:span text:style-name="MT9">של </text:span><text:span text:style-name="MT9">תב</text:span><text:span text:style-name="MT9">נית </text:span><text:span text:style-name="MT9">בסי</text:span><text:span text:style-name="MT9">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</text:span><text:span text:style-name="MT9">ץ </text:span><text:span text:style-name="MT9">כדי </text:span><text:span text:style-name="MT9">לער</text:span><text:span text:style-name="MT9">וך </text:span><text:span text:style-name="MT9">סגנו</text:span><text:span text:style-name="MT9">ן </text:span><text:span text:style-name="MT9">כות</text:span><text:span text:style-name="MT9">רת </text:span><text:span text:style-name="MT9">של </text:span><text:span text:style-name="MT9">תבנ</text:span><text:span text:style-name="MT9">ית </text:span><text:span text:style-name="MT9">בסי</text:span><text:span text:style-name="MT9">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7-11-26T17:44:49.252477602</dc:date>
    <meta:editing-cycles>266</meta:editing-cycles>
    <meta:editing-duration>PT23H11M42S</meta:editing-duration>
    <meta:document-statistic meta:object-count="176"/>
  </office:meta>
</office:document-meta>
</file>